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file_info.xml" manifest:media-type="text/xml"/>
  <manifest:file-entry manifest:full-path="Basic/Standard/research___kr_decomposition.xml" manifest:media-type="text/xml"/>
  <manifest:file-entry manifest:full-path="Basic/Standard/base___let_set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2"/>
          <table:table-cell table:number-columns-repeated="2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 table:number-columns-repeated="2"/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3">0000/00/00</text:date>, <text:time style:data-style-name="N2" text:time-value="20:18:35.26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10-13T20:37:30.699000000</dc:date>
    <meta:editing-duration>PT17H33M54S</meta:editing-duration>
    <meta:editing-cycles>281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let_set.xml><?xml version="1.0" encoding="utf-8"?>
<!DOCTYPE module  PUBLIC '-//OpenOffice.org//DTD OfficeDocument 1.0//EN'  'module.dtd'>
<script:module xmlns:script="http://openoffice.org/2000/script" script:name="base___let_set" script:language="StarBasic" script:moduleType="normal">REM  *****  BASIC  *****

Function base___let

	Dim c as Integer : c = 10
	Dim d as Integer : d = 20
	
	'
	' 대입과 같다.
	'
	let c = d
	
	MsgBox( c )

End Function



Function base___set

	Dim c as New Collection
	
	Dim d as New Collection
	d.Add "d"
	d.Add "e"
	d.Add "f"
	
	MsgBox( c.Count )
	
	'
	' Set은 해당 객체의 포인터를 저장하게 한다.
	'
	Set c = d
	
	MsgBox( c.Count )
	
	d.Add "g"
	
	MsgBox( c.Count )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file_info.xml><?xml version="1.0" encoding="utf-8"?>
<!DOCTYPE module  PUBLIC '-//OpenOffice.org//DTD OfficeDocument 1.0//EN'  'module.dtd'>
<script:module xmlns:script="http://openoffice.org/2000/script" script:name="file_info" script:language="StarBasic" script:moduleType="normal">REM  *****  BASIC  *****

'
' REF : https://help.libreoffice.org/latest/ro/text/sbasic/shared/03/lib_tools.html?&amp;DbPAR=SHARED&amp;System=WIN#strings_module
'

Sub main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data_2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__kr_decomposition.xml><?xml version="1.0" encoding="utf-8"?>
<!DOCTYPE module  PUBLIC '-//OpenOffice.org//DTD OfficeDocument 1.0//EN'  'module.dtd'>
<script:module xmlns:script="http://openoffice.org/2000/script" script:name="research__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Dim result as Long 'Integer : 16bit, Long : 32bit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file_info"/>
  <library:element library:name="research___kr_decomposition"/>
  <library:element library:name="base___let_set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

Sub type_string___UCase_LCase

	Dim s as String : s = "aBcDeF1"
	
	Dim result as String	
	
	
	result = "Original : " &amp; s &amp; Chr( 10 )
	
	
	'
	' UCase
	'
	result = result &amp; Chr( 10 ) &amp; "Ucase : " &amp; UCase( s )
	
	
	'
	' LCase
	'
	result = result &amp; Chr( 10 ) &amp; "Lcase : " &amp; LCase( s )
	
	
	MsgBox( b )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